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" fo:padding="0cm" fo:border-left="none" fo:border-right="none" fo:border-top="none" fo:border-bottom="0.5pt solid #000001"/>
    </style:style>
    <style:style style:name="Table3.F3" style:family="table-cell">
      <style:table-cell-properties style:vertical-align="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C6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5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Table5" style:family="table">
      <style:table-properties style:width="15.071cm" fo:margin-left="0cm" fo:margin-top="0cm" fo:margin-bottom="0cm" table:align="left" fo:keep-with-next="always"/>
    </style:style>
    <style:style style:name="Table5.A" style:family="table-column">
      <style:table-column-properties style:column-width="5.556cm"/>
    </style:style>
    <style:style style:name="Table5.B" style:family="table-column">
      <style:table-column-properties style:column-width="5.934cm"/>
    </style:style>
    <style:style style:name="Table5.C" style:family="table-column">
      <style:table-column-properties style:column-width="2.362cm"/>
    </style:style>
    <style:style style:name="Table5.D" style:family="table-column">
      <style:table-column-properties style:column-width="1.219cm"/>
    </style:style>
    <style:style style:name="Table5.1" style:family="table-row">
      <style:table-row-properties style:row-height="0.635cm" fo:keep-together="auto"/>
    </style:style>
    <style:style style:name="Table5.A1" style:family="table-cell">
      <style:table-cell-properties style:vertical-align="" fo:padding="0cm" fo:border-left="none" fo:border-right="none" fo:border-top="1.5pt solid #000001" fo:border-bottom="none"/>
    </style:style>
    <style:style style:name="Table5.B1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5.C1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5.D1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5.2" style:family="table-row">
      <style:table-row-properties style:row-height="0.609cm" fo:keep-together="auto"/>
    </style:style>
    <style:style style:name="Table5.C2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5.D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5.C3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5.D3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5.C4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5.D4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5.5" style:family="table-row">
      <style:table-row-properties style:row-height="0.647cm" fo:keep-together="auto"/>
    </style:style>
    <style:style style:name="Table5.C5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5.D5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5.6" style:family="table-row">
      <style:table-row-properties style:row-height="0.642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63c95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8b90a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a92d1e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1" style:family="paragraph" style:parent-style-name="Standard">
      <style:paragraph-properties fo:margin-top="0cm" fo:margin-bottom="0.346cm" style:contextual-spacing="false" fo:line-height="0.035cm"/>
    </style:style>
    <style:style style:name="P22" style:family="paragraph" style:parent-style-name="Standard">
      <style:text-properties fo:font-size="5pt" style:font-size-asian="4.34999990463257pt" style:font-size-complex="5pt"/>
    </style:style>
    <style:style style:name="P23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4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eb992f" style:font-size-asian="11pt" style:text-scale="105%"/>
    </style:style>
    <style:style style:name="P3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63baf" style:font-size-asian="10.5pt" style:font-weight-asian="normal" style:font-weight-complex="normal" style:text-scale="105%"/>
    </style:style>
    <style:style style:name="P47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8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49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94697f" style:font-size-asian="10.5pt" style:text-scale="105%"/>
    </style:style>
    <style:style style:name="P51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52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3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4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5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6" style:family="paragraph" style:parent-style-name="Frame_20_contents">
      <style:paragraph-properties fo:text-align="start" style:justify-single-word="false"/>
    </style:style>
    <style:style style:name="P57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82ec0" style:font-size-asian="12.5pt" style:text-scale="100%"/>
    </style:style>
    <style:style style:name="P58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59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e6ad58" style:font-size-asian="8pt" style:font-size-complex="8pt" style:text-scale="100%"/>
    </style:style>
    <style:style style:name="P60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officeooo:paragraph-rsid="00eef9c3" style:font-size-asian="11pt" style:text-scale="100%"/>
    </style:style>
    <style:style style:name="P61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officeooo:paragraph-rsid="00b55336"/>
    </style:style>
    <style:style style:name="P62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63" style:family="paragraph" style:parent-style-name="Standard">
      <style:text-properties officeooo:paragraph-rsid="00eef9c3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eef9c3" style:font-size-asian="11pt" style:text-scale="105%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eef9c3" style:font-size-asian="8pt" style:font-size-complex="8pt" style:text-scale="100%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officeooo:paragraph-rsid="00eef9c3" style:font-size-asian="10pt" style:text-scale="100%"/>
    </style:style>
    <style:style style:name="P69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7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eef9c3"/>
    </style:style>
    <style:style style:name="P71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eef9c3" style:font-size-asian="10.5pt" style:font-weight-asian="normal" style:font-weight-complex="normal" style:text-scale="105%"/>
    </style:style>
    <style:style style:name="P72" style:family="paragraph" style:parent-style-name="Frame_20_contents">
      <style:paragraph-properties fo:text-align="start" style:justify-single-word="false"/>
    </style:style>
    <style:style style:name="P73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0f63f7" style:font-size-asian="11pt"/>
    </style:style>
    <style:style style:name="T14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6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7" style:family="text">
      <style:text-properties fo:font-size="11pt" fo:letter-spacing="0.004cm" officeooo:rsid="0060e4f2" style:font-name-asian="OpenSymbol" style:font-size-asian="11pt" style:font-name-complex="OpenSymbol"/>
    </style:style>
    <style:style style:name="T18" style:family="text">
      <style:text-properties fo:font-size="11pt" fo:letter-spacing="0.004cm" officeooo:rsid="006919d0" style:font-name-asian="OpenSymbol" style:font-size-asian="11pt" style:font-name-complex="OpenSymbol"/>
    </style:style>
    <style:style style:name="T19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0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3" style:family="text">
      <style:text-properties officeooo:rsid="0094697f"/>
    </style:style>
    <style:style style:name="T24" style:family="text">
      <style:text-properties fo:font-size="12.5pt" officeooo:rsid="006919d0" style:font-name-asian="OpenSymbol" style:font-size-asian="12.5pt" style:font-name-complex="OpenSymbol" style:text-scale="100%"/>
    </style:style>
    <style:style style:name="T25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Music Lodge Private Limited</text:p>
      <text:p text:style-name="P20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57"><text:placeholder text:placeholder-type="text">&lt;get_name_invoice(o)&gt;</text:placeholder>INVOICE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7">No. ML</text:p>
          </table:table-cell>
          <table:covered-table-cell/>
          <table:table-cell table:style-name="Table1.D1" office:value-type="string">
            <text:p text:style-name="P13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28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4"><text:span text:style-name="T10"><text:placeholder text:placeholder-type="text">&lt;o.partner_id and o.partner_id.street2 or ''&gt;</text:placeholder></text:span><text:span text:style-name="T10"> </text:span><text:span text:style-name="T10"><text:placeholder text:placeholder-type="text">&lt;o.partner_id and o.partner_id.country_id and o.partner_id.country_id.name or ''&gt;</text:placeholder></text:span><text:span text:style-name="T10"> </text:span><text:span text:style-name="T10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8">Date: </text:p>
          </table:table-cell>
          <table:table-cell table:style-name="Table1.C3" table:number-columns-spanned="2" office:value-type="string">
            <text:p text:style-name="P4"><text:placeholder text:placeholder-type="text">&lt;convert_date_d_m_Y(o.date_invoice)&gt;</text:placeholder></text:p>
          </table:table-cell>
          <table:covered-table-cell/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5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3">(0)</text:p>
          </table:table-cell>
          <table:table-cell table:style-name="Table2.D1" office:value-type="string">
            <text:p text:style-name="P27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2"><text:s/>(Hp) : </text:p>
          </table:table-cell>
          <table:table-cell table:style-name="Table2.D1" office:value-type="string">
            <text:p text:style-name="P26"><text:placeholder text:placeholder-type="text">&lt;o.partner_id and o.partner_id.phone or ''&gt;</text:placeholder></text:p>
          </table:table-cell>
        </table:table-row>
      </table:table>
      <text:p text:style-name="P6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5">Quantity</text:p>
          </table:table-cell>
          <table:table-cell table:style-name="Table3.B1" table:number-columns-spanned="2" office:value-type="string">
            <text:p text:style-name="P15"/>
          </table:table-cell>
          <table:covered-table-cell/>
          <table:table-cell table:style-name="Table3.D1" table:number-columns-spanned="2" office:value-type="string">
            <text:p text:style-name="P15"/>
          </table:table-cell>
          <table:covered-table-cell/>
          <table:table-cell table:style-name="Table3.F1" office:value-type="string">
            <text:p text:style-name="P42">Description</text:p>
          </table:table-cell>
          <table:table-cell table:style-name="Table3.G1" office:value-type="string">
            <text:p text:style-name="P16">S$</text:p>
          </table:table-cell>
          <table:table-cell table:style-name="Table3.H1" office:value-type="string">
            <text:p text:style-name="P16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2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3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4">Brand</text:p>
          </table:table-cell>
          <table:covered-table-cell/>
          <table:table-cell table:style-name="Table3.D3" table:number-columns-spanned="2" office:value-type="string">
            <text:p text:style-name="P32"><text:placeholder text:placeholder-type="text">&lt;line.product_id.brand or ''&gt;</text:placeholder></text:p>
          </table:table-cell>
          <table:covered-table-cell/>
          <table:table-cell table:style-name="Table3.F3" office:value-type="string">
            <text:p text:style-name="P35"/>
          </table:table-cell>
          <table:table-cell table:style-name="Table3.G3" office:value-type="string">
            <text:p text:style-name="P34"><text:placeholder text:placeholder-type="text">&lt;line.price_unit or ''&gt;</text:placeholder></text:p>
          </table:table-cell>
          <table:table-cell table:style-name="Table3.H3" office:value-type="string">
            <text:p text:style-name="P15"/>
          </table:table-cell>
        </table:table-row>
        <table:table-row table:style-name="Table3.4">
          <table:table-cell table:style-name="Table3.A4" office:value-type="string">
            <text:p text:style-name="P15"/>
          </table:table-cell>
          <table:table-cell table:style-name="Table3.B4" table:number-columns-spanned="2" office:value-type="string">
            <text:p text:style-name="P54">Model</text:p>
          </table:table-cell>
          <table:covered-table-cell/>
          <table:table-cell table:style-name="Table3.D4" table:number-columns-spanned="2" office:value-type="string">
            <text:p text:style-name="P31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3">Serial No. <text:span text:style-name="T11"><text:placeholder text:placeholder-type="text">&lt;line.serial_no or ''&gt;</text:placeholder></text:span></text:p>
          </table:table-cell>
          <table:table-cell table:style-name="Table3.G4" office:value-type="string">
            <text:p text:style-name="P15"/>
          </table:table-cell>
          <table:table-cell table:style-name="Table3.H4" office:value-type="string">
            <text:p text:style-name="P15"/>
          </table:table-cell>
        </table:table-row>
        <table:table-row table:style-name="Table3.5">
          <table:table-cell table:style-name="Table3.A4" table:number-columns-spanned="8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5"/>
          </table:table-cell>
          <table:table-cell table:style-name="Table3.B3" office:value-type="string">
            <text:p text:style-name="P17">C/W </text:p>
          </table:table-cell>
          <table:table-cell table:style-name="Table3.C6" table:number-columns-spanned="4" office:value-type="string">
            <text:p text:style-name="P48"><text:span text:style-name="T12"><text:placeholder text:placeholder-type="text">&lt;if test="o.stool"&gt;</text:placeholder></text:span><text:span text:style-name="T13">Adjst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9">Adjst Stool</text:span><text:span text:style-name="T12"><text:placeholder text:placeholder-type="text">&lt;/if&gt;</text:placeholder></text:span><text:span text:style-name="T12"> / </text:span><text:span text:style-name="T12"><text:placeholder text:placeholder-type="text">&lt;if test="o.com_stool"&gt;</text:placeholder></text:span><text:span text:style-name="T13">Com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com_stool"&gt;</text:placeholder></text:span><text:span text:style-name="T20">Com </text:span><text:span text:style-name="T19">Stool</text:span><text:span text:style-name="T12"><text:placeholder text:placeholder-type="text">&lt;/if&gt;</text:placeholder></text:span><text:span text:style-name="T12"> /</text:span><text:span text:style-name="T12"><text:placeholder text:placeholder-type="text">&lt;if test="o.heater"&gt;</text:placeholder></text:span><text:span text:style-name="T12">Heater</text:span>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9">Heater</text:span><text:span text:style-name="T12"><text:placeholder text:placeholder-type="text">&lt;/if&gt;</text:placeholder></text:span><text:span text:style-name="T12"> / </text:span><text:span text:style-name="T12"><text:placeholder text:placeholder-type="text">&lt;if test="o.delivery"&gt;</text:placeholder></text:span><text:span text:style-name="T12">Delivery</text:span>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9">Delivery</text:span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5"/>
          </table:table-cell>
          <table:table-cell table:style-name="Table3.H3" office:value-type="string">
            <text:p text:style-name="P15"/>
          </table:table-cell>
        </table:table-row>
        <table:table-row table:style-name="Table3.7">
          <table:table-cell table:style-name="Table3.A4" office:value-type="string">
            <text:p text:style-name="P15"/>
          </table:table-cell>
          <table:table-cell table:style-name="Table3.B4" office:value-type="string">
            <text:p text:style-name="P18">(</text:p>
          </table:table-cell>
          <table:table-cell table:style-name="Table3.C7" table:number-columns-spanned="2" office:value-type="string">
            <text:p text:style-name="P41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52">)</text:p>
          </table:table-cell>
          <table:table-cell table:style-name="Table3.F4" office:value-type="string">
            <text:p text:style-name="P42">Year Guarantee</text:p>
          </table:table-cell>
          <table:table-cell table:style-name="Table3.G4" office:value-type="string">
            <text:p text:style-name="P15"/>
          </table:table-cell>
          <table:table-cell table:style-name="Table3.H4" office:value-type="string">
            <text:p text:style-name="P15"/>
          </table:table-cell>
        </table:table-row>
        <table:table-row table:style-name="Table3.4">
          <table:table-cell table:style-name="Table3.A4" office:value-type="string">
            <text:p text:style-name="P15"/>
          </table:table-cell>
          <table:table-cell table:style-name="Table3.B4" office:value-type="string">
            <text:p text:style-name="P17">(</text:p>
          </table:table-cell>
          <table:table-cell table:style-name="Table3.C7" table:number-columns-spanned="2" office:value-type="string">
            <text:p text:style-name="P44"><text:span text:style-name="T14"><text:placeholder text:placeholder-type="text">&lt;if test="o.free_tuning"&gt;</text:placeholder></text:span><text:span text:style-name="T22">✓</text:span><text:span text:style-name="T15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3">)</text:p>
          </table:table-cell>
          <table:table-cell table:style-name="Table3.F4" office:value-type="string">
            <text:p text:style-name="P42">Free Tuning (Weekday only )</text:p>
          </table:table-cell>
          <table:table-cell table:style-name="Table3.G4" office:value-type="string">
            <text:p text:style-name="P15"/>
          </table:table-cell>
          <table:table-cell table:style-name="Table3.H4" office:value-type="string">
            <text:p text:style-name="P15"/>
          </table:table-cell>
        </table:table-row>
        <table:table-row table:style-name="Table3.4">
          <table:table-cell table:style-name="Table3.A4" office:value-type="string">
            <text:p text:style-name="P15"/>
          </table:table-cell>
          <table:table-cell table:style-name="Table3.B9" table:number-columns-spanned="5" office:value-type="string">
            <text:p text:style-name="P19"><text:span text:style-name="T17"><text:placeholder text:placeholder-type="text">&lt;if test="o.is_first_prepay and o.rental_id and o.rental_id.prepay"&gt;</text:placeholder></text:span><text:span text:style-name="T17"><text:placeholder text:placeholder-type="text">&lt;o.rental_id and o.rental_id.prepay or ''&gt;</text:placeholder></text:span><text:span text:style-name="T17"> </text:span><text:span text:style-name="T18">months Rental (Pre-Paid)</text:span><text:span text:style-name="T17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5"><text:span text:style-name="T17"><text:placeholder text:placeholder-type="text">&lt;if test="o.is_first_prepay and o.rental_id and o.rental_id.prepay"&gt;</text:placeholder></text:span><text:span text:style-name="T24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5"/>
          </table:table-cell>
        </table:table-row>
        <table:table-row table:style-name="Table3.7">
          <table:table-cell table:style-name="Table3.A4" office:value-type="string">
            <text:p text:style-name="P15"/>
          </table:table-cell>
          <table:table-cell table:style-name="Table3.B10" table:number-columns-spanned="5" office:value-type="string">
            <text:p text:style-name="P5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5"/>
          </table:table-cell>
          <table:table-cell table:style-name="Table3.H4" office:value-type="string">
            <text:p text:style-name="P15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6" office:value-type="string">
            <text:p text:style-name="P60"><draw:frame draw:style-name="fr1" draw:name="image: asimage(o.signature_customer)" text:anchor-type="paragraph" svg:x="0.215cm" svg:y="1.759cm" svg:width="2cm" svg:height="0.499cm" draw:z-index="3"><draw:text-box><text:p text:style-name="P56"/></draw:text-box></draw:frame>Remarks</text:p>
            <text:p text:style-name="P65"/>
            <text:p text:style-name="P67"><text:placeholder text:placeholder-type="text">&lt;o.comment&gt;</text:placeholder></text:p>
          </table:table-cell>
          <table:table-cell table:style-name="Table5.B1" table:number-rows-spanned="6" office:value-type="string">
            <text:p text:style-name="P62"><text:span text:style-name="T16"><text:placeholder text:placeholder-type="text">&lt;if test="not o.is_first_prepay"&gt;</text:placeholder></text:span>Total<text:tab/> <text:s text:c="12"/>$<text:span text:style-name="T16"><text:placeholder text:placeholder-type="text">&lt;/if&gt;</text:placeholder></text:span></text:p>
            <text:p text:style-name="P69">Deposit<text:tab/>$</text:p>
            <text:p text:style-name="P69"><text:span text:style-name="T23">Transport Charge</text:span><text:tab/>$</text:p>
            <text:p text:style-name="P70"><text:span text:style-name="T7">Balance<text:tab/></text:span><text:span text:style-name="T6">$</text:span></text:p>
            <text:p text:style-name="P70"><text:span text:style-name="T8">Total Amount Paid</text:span><text:span text:style-name="T7"><text:tab/></text:span><text:span text:style-name="T6">$</text:span></text:p>
          </table:table-cell>
          <table:table-cell table:style-name="Table5.C1" office:value-type="string">
            <text:p text:style-name="P68"/>
          </table:table-cell>
          <table:table-cell table:style-name="Table5.D1" office:value-type="string">
            <text:p text:style-name="P68"/>
          </table:table-cell>
        </table:table-row>
        <table:table-row table:style-name="Table5.2">
          <table:covered-table-cell/>
          <table:covered-table-cell/>
          <table:table-cell table:style-name="Table5.C2" office:value-type="string">
            <text:p text:style-name="P71"><text:span text:style-name="T17"><text:placeholder text:placeholder-type="text">&lt;if test="not o.is_first_prepay"&gt;</text:placeholder></text:span><text:span text:style-name="T25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5.D2" office:value-type="string">
            <text:p text:style-name="P68"/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66"><text:placeholder text:placeholder-type="text">&lt;o.is_first and o.rental_id and o.rental_id.rental_line and o.rental_id.rental_line[0].deposit or ''&gt;</text:placeholder></text:p>
          </table:table-cell>
          <table:table-cell table:style-name="Table5.D3" office:value-type="string">
            <text:p text:style-name="P68"/>
          </table:table-cell>
        </table:table-row>
        <table:table-row table:style-name="Table5.1">
          <table:covered-table-cell/>
          <table:covered-table-cell/>
          <table:table-cell table:style-name="Table5.C4" office:value-type="string">
            <text:p text:style-name="P66"><text:placeholder text:placeholder-type="text">&lt;o.is_first and o.rental_id and o.rental_id.rental_line and o.rental_id.rental_line[0].transport_charge or ''&gt;</text:placeholder></text:p>
          </table:table-cell>
          <table:table-cell table:style-name="Table5.D4" office:value-type="string">
            <text:p text:style-name="P68"/>
          </table:table-cell>
        </table:table-row>
        <table:table-row table:style-name="Table5.5">
          <table:covered-table-cell/>
          <table:covered-table-cell/>
          <table:table-cell table:style-name="Table5.C5" office:value-type="string">
            <text:p text:style-name="P66"><text:placeholder text:placeholder-type="text">&lt;o.residual&gt;</text:placeholder></text:p>
          </table:table-cell>
          <table:table-cell table:style-name="Table5.D5" office:value-type="string">
            <text:p text:style-name="P68"/>
          </table:table-cell>
        </table:table-row>
        <table:table-row table:style-name="Table5.6">
          <table:covered-table-cell/>
          <table:covered-table-cell/>
          <table:table-cell table:style-name="Table5.C5" office:value-type="string">
            <text:p text:style-name="P66"><text:placeholder text:placeholder-type="text">&lt;get_total_amount_paid(o)&gt;</text:placeholder></text:p>
          </table:table-cell>
          <table:table-cell table:style-name="Table5.D5" office:value-type="string">
            <text:p text:style-name="P68"/>
          </table:table-cell>
        </table:table-row>
      </table:table>
      <text:p text:style-name="P64"><draw:line text:anchor-type="paragraph" draw:z-index="0" draw:style-name="gr1" draw:text-style-name="P73" svg:x1="0.026cm" svg:y1="0.037cm" svg:x2="6.41cm" svg:y2="0.037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6"><draw:frame draw:style-name="fr1" draw:name="image: asimage(o.signature)" text:anchor-type="paragraph" svg:x="0.409cm" svg:y="0.095cm" svg:width="2cm" svg:height="0.499cm" draw:z-index="2"><draw:text-box><text:p text:style-name="P56"/></draw:text-box></draw:frame></text:p>
            <text:p text:style-name="P36"/>
            <text:p text:style-name="P36"/>
          </table:table-cell>
          <table:table-cell table:style-name="Table4.B1" office:value-type="string">
            <text:p text:style-name="P36"/>
          </table:table-cell>
          <table:table-cell table:style-name="Table4.C1" office:value-type="string">
            <text:p text:style-name="P36"><draw:frame draw:style-name="fr1" draw:name="image: asimage(o.company_signature)" text:anchor-type="paragraph" svg:x="0.469cm" svg:y="0.079cm" svg:width="2cm" draw:z-index="1"><draw:text-box fo:min-height="0.499cm"><text:p text:style-name="P56"/></draw:text-box></draw:frame></text:p>
          </table:table-cell>
        </table:table-row>
        <table:table-row>
          <table:table-cell table:style-name="Table4.A2" office:value-type="string">
            <text:p text:style-name="P37">Checked by Customer</text:p>
          </table:table-cell>
          <table:table-cell table:style-name="Table4.B2" office:value-type="string">
            <text:p text:style-name="P36"/>
          </table:table-cell>
          <table:table-cell table:style-name="Table4.C2" office:value-type="string">
            <text:p text:style-name="P38">Music Lodge Pte Ltd <text:span text:style-name="T21">201211499R</text:span></text:p>
          </table:table-cell>
        </table:table-row>
        <table:table-row>
          <table:table-cell table:style-name="Table4.A3" office:value-type="string">
            <text:p text:style-name="P39">Cheques should be crossed &amp; made payable to MUSIC LODGE PT LTD</text:p>
          </table:table-cell>
          <table:table-cell table:style-name="Table4.B3" office:value-type="string">
            <text:p text:style-name="P36"/>
          </table:table-cell>
          <table:table-cell table:style-name="Table4.C3" office:value-type="string">
            <text:p text:style-name="P40"/>
          </table:table-cell>
        </table:table-row>
      </table:table>
      <text:p text:style-name="P4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499cm" fo:margin-bottom="0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08T16:51:43.933066568</dc:date>
    <meta:editing-duration>PT2H39M52S</meta:editing-duration>
    <meta:editing-cycles>221</meta:editing-cycles>
    <meta:document-statistic meta:table-count="5" meta:image-count="0" meta:object-count="0" meta:page-count="2" meta:paragraph-count="59" meta:word-count="255" meta:character-count="2341" meta:non-whitespace-character-count="2128"/>
  </office:meta>
</office:document-meta>
</file>